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style:text-underline-mode="continuous" style:text-underline-type="single" style:text-underline-style="solid" style:text-underline-width="normal" fo:font-family="Constantia" style:font-family-asian="Constantia" style:font-family-complex="Constantia" fo:background-color="transparent" style:use-window-font-color="true"/>
    </style:style>
    <style:style style:name="T2" style:family="text">
      <style:text-properties fo:font-size="18.00pt" fo:font-weight="bold" style:text-underline-mode="continuous" style:text-underline-type="single" style:text-underline-style="solid" style:text-underline-width="normal" fo:font-family="Constantia" style:font-family-asian="Constantia" style:font-family-complex="Constantia" fo:background-color="transparent" style:use-window-font-color="true"/>
    </style:style>
    <style:style style:name="T3" style:family="text">
      <style:text-properties fo:font-size="18.00pt" fo:font-weight="bold" fo:font-family="Constantia" style:font-family-asian="Constantia" style:font-family-complex="Constantia" fo:background-color="transparent" style:use-window-font-color="true"/>
    </style:style>
    <style:style style:name="T4" style:family="text">
      <style:text-properties fo:font-size="18.00pt" fo:font-weight="bold" style:text-underline-mode="continuous" style:text-underline-type="single" style:text-underline-style="solid" style:text-underline-width="normal" fo:font-family="Constantia" style:font-family-asian="Constantia" style:font-family-complex="Constantia" fo:background-color="transparent" style:use-window-font-color="true"/>
    </style:style>
    <style:style style:name="T5" style:family="text">
      <style:text-properties fo:font-size="18.00pt" fo:font-weight="normal" fo:font-family="Constantia" style:font-family-asian="Constantia" style:font-family-complex="Constantia"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8.00pt" fo:font-weight="normal" fo:font-family="Constantia" style:font-family-asian="Constantia" style:font-family-complex="Constantia"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left="36.00pt" fo:text-indent="0.00p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left="36.00pt" fo:text-indent="0.00pt" fo:margin-bottom="10.00pt"/>
    </style:style>
    <style:style style:name="P5" style:family="paragraph">
      <style:paragraph-properties fo:line-height="115.00%" fo:text-align="left" fo:margin-left="36.00pt" fo:text-indent="-36.00pt" fo:margin-bottom="10.00pt"/>
    </style:style>
    <style:style style:name="P6" style:family="paragraph">
      <style:paragraph-properties fo:line-height="115.00%" fo:text-align="left" fo:margin-left="72.00pt" fo:text-indent="-36.00pt" fo:margin-bottom="10.00pt"/>
    </style:style>
    <style:style style:name="P7" style:family="paragraph">
      <style:paragraph-properties fo:line-height="115.00%" fo:text-align="left" fo:margin-left="72.00pt" fo:text-indent="-72.00pt" fo:margin-bottom="10.00pt"/>
    </style:style>
  </office:automatic-styles>
  <office:body>
    <office:text>
      <text:p text:style-name="P1"><text:span text:style-name="T1">AYAN SRIVASTAVA<text:tab/></text:span><text:span text:style-name="T2">221B112</text:span><text:span text:style-name="T3"/></text:p>
      <text:p text:style-name="P1"><text:span text:style-name="T4">LAB - 1</text:span><text:span text:style-name="T5"/></text:p>
      <text:p text:style-name="P1"><text:span text:style-name="T5"/></text:p>
      <text:p text:style-name="P1"><text:span text:style-name="T5">Today topics of lab</text:span></text:p>
      <text:p text:style-name="P1"><text:span text:style-name="T5">1. What is UI/UX?</text:span></text:p>
      <text:p text:style-name="P2"><text:span text:style-name="T5">UI/UX stands for User Interface and User Experience.</text:span></text:p>
      <text:p text:style-name="P2"><text:span text:style-name="T5">UI is the visual design of a product or service, such as the screens, buttons, icons, and other elements that enable someone to interact with it.</text:span></text:p>
      <text:p text:style-name="P2"><text:span text:style-name="T5">UX is the overall experience and feeling that the user has when interacting with the product or service.</text:span></text:p>
      <text:p text:style-name="P3"><text:span text:style-name="T5">2. What we will learn in this lab?</text:span></text:p>
      <text:p text:style-name="P4"><text:span text:style-name="T5">a.) Editing Image - Using Adobe Photoshop, Adobe Illustrator</text:span></text:p>
      <text:p text:style-name="P4"><text:span text:style-name="T5">b.) Creating Graphics </text:span></text:p>
      <text:p text:style-name="P4"><text:span text:style-name="T5">c.) AR/Vr/MR</text:span></text:p>
      <text:p text:style-name="P4"><text:span text:style-name="T5">d.) Creating Web Page</text:span></text:p>
      <text:p text:style-name="P4"><text:span text:style-name="T5">e.) Setting Client Server Architecture</text:span></text:p>
      <text:p text:style-name="P5"><text:span text:style-name="T5">3. Adobe Photoshop?</text:span></text:p>
      <text:p text:style-name="P5"><text:span text:style-name="T5">Adobe Photoshop is a raster graphics editor developed and published by Adobe Inc. for Windows and macOS. It was originally created in 1987 by Thomas and John Knoll. Since then, the software has become the most used tool for professional digital art, especially in raster graphics editing.</text:span></text:p>
      <text:p text:style-name="P5"><text:span text:style-name="T5">4. Adobe Illustrator?</text:span></text:p>
      <text:p text:style-name="P5"><text:span text:style-name="T5">Illustrator is a graphic design application. Graphic designers use Illustrator to create vector graphics. Vector images and graphics are made of points, lines, shapes, and curves based on mathematical formulas rather than a set amount of pixels, and therefore can be scaled up or down while maintaining image quality.</text:span></text:p>
      <text:p text:style-name="P5"><text:span text:style-name="T5">5. Graphics Designing?</text:span></text:p>
      <text:p text:style-name="P6"><text:span text:style-name="T5">Adobe Photoshop</text:span></text:p>
      <text:p text:style-name="P6"><text:span text:style-name="T5">Sketch</text:span></text:p>
      <text:p text:style-name="P6"><text:span text:style-name="T5">Adobe Illustrator</text:span></text:p>
      <text:p text:style-name="P6"><text:span text:style-name="T5">Lunacy</text:span></text:p>
      <text:p text:style-name="P6"><text:span text:style-name="T5">Mega Creator</text:span></text:p>
      <text:p text:style-name="P6"><text:span text:style-name="T5">Affinity Designer</text:span></text:p>
      <text:p text:style-name="P6"><text:span text:style-name="T5">Adobe InDesign</text:span></text:p>
      <text:p text:style-name="P6"><text:span text:style-name="T5">CorelDRAW Graphics</text:span></text:p>
      <text:p text:style-name="P6"><text:span text:style-name="T5">Eagle</text:span></text:p>
      <text:p text:style-name="P6"><text:span text:style-name="T5">Designer</text:span></text:p>
      <text:p text:style-name="P6"><text:span text:style-name="T5">GIMP</text:span></text:p>
      <text:p text:style-name="P6"><text:span text:style-name="T6"/></text:p>
      <text:p text:style-name="P7"><text:span text:style-name="T7">6. AR/VR/MR?</text:span></text:p>
      <text:p text:style-name="P7"><text:span text:style-name="T7">Augmented reality (AR) enhances our view of the real world by overlaying what we see with computer-generated information.</text:span></text:p>
      <text:p text:style-name="P7"><text:span text:style-name="T7">Virtual reality (VR) completely replaces a user’s view, immersing them within a computer-generated virtual environment. </text:span></text:p>
      <text:p text:style-name="P7"><text:span text:style-name="T7">MR sits somewhere between AR and VR, as it merges the real and virtual worlds.</text:span></text:p>
      <text:p text:style-name="P7"><text:span text:style-name="T7">There are three key scenarios for this type of XR technology. The first is through a smartphone or AR wearable device with virtual objects and characters superimposed into real-world environments, or potentially vice versa.</text:span></text:p>
      <text:p text:style-name="P7"><text:span text:style-name="T7">7. Web Page? </text:span></text:p>
      <text:p text:style-name="P7"><text:span text:style-name="T7">A web page is a document written in hypertext (also known as HTML) that you can see online, using a web browser. Most web pages include text, photos or videos, and links to other web pages. A group of many web pages managed by one person or company is a website.</text:span></text:p>
      <text:p text:style-name="P7"><text:span text:style-name="T7">8. Backend designing of web page?</text:span></text:p>
      <text:p text:style-name="P7"><text:span text:style-name="T7">The backend (or “server-side”) is the portion of the website you don't see. It's responsible for storing and organizing data, and ensuring everything on the client-side actually works. The backend communicates with the frontend, sending and receiving information to be displayed as a web page.</text:span></text:p>
      <text:p text:style-name="P7"><text:span text:style-name="T7"><text:tab/>Languages used:</text:span></text:p>
      <text:p text:style-name="P7"><text:span text:style-name="T7"><text:tab/>Javascript</text:span></text:p>
      <text:p text:style-name="P7"><text:span text:style-name="T7"><text:tab/>Python</text:span></text:p>
      <text:p text:style-name="P7"><text:span text:style-name="T7"><text:tab/>PHP</text:span></text:p>
      <text:p text:style-name="P7"><text:span text:style-name="T7"><text:tab/>Golang</text:span></text:p>
      <text:p text:style-name="P7"><text:span text:style-name="T7"><text:tab/>C#</text:span></text:p>
      <text:p text:style-name="P7"><text:span text:style-name="T7"><text:tab/>Java</text:span></text:p>
      <text:p text:style-name="P7"><text:span text:style-name="T7">9. Frontend designing in web page?</text:span></text:p>
      <text:p text:style-name="P7"><text:span text:style-name="T7">If you've opened an app to check the weather, or scrolled through today's headlines on a website, you've interacted with a front end. Put simply, the front end is a combination of two different elements: the graphic design (the look) and the user interface (the feel).</text:span></text:p>
      <text:p text:style-name="P7"><text:span text:style-name="T7"><text:tab/>Languages Used :</text:span></text:p>
      <text:p text:style-name="P7"><text:span text:style-name="T7"><text:tab/> HyperText Markup Language (HTML)</text:span></text:p>
      <text:p text:style-name="P7"><text:span text:style-name="T7"><text:tab/>Cascading Style Sheets (CSS)</text:span></text:p>
      <text:p text:style-name="P7"><text:span text:style-name="T7"><text:tab/>JavaScript</text:span></text:p>
      <text:p text:style-name="P7"><text:span text:style-name="T7"><text:tab/>React</text:span></text:p>
      <text:p text:style-name="P7"><text:span text:style-name="T7"><text:tab/>Angular</text:span></text:p>
      <text:p text:style-name="P7"><text:span text:style-name="T7"><text:tab/>Swift </text:span></text:p>
      <text:p text:style-name="P7"><text:span text:style-name="T7">10. Client - Server Architecture</text:span></text:p>
      <text:p text:style-name="P7"><text:span text:style-name="T7">The client-server architecture refers to a system that hosts, delivers, and manages most of the resources and services that the client requests. In this model, all requests and services are delivered over a network, and it is also referred to as the networking computing model or client server networ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